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4fe6b" officeooo:paragraph-rsid="0014fe6b"/>
    </style:style>
    <style:style style:name="P3" style:family="paragraph" style:parent-style-name="Text_20_body" style:list-style-name="L1">
      <style:text-properties officeooo:rsid="001ad6bd" officeooo:paragraph-rsid="001ad6bd"/>
    </style:style>
    <style:style style:name="P4" style:family="paragraph" style:parent-style-name="Text_20_body" style:list-style-name="L1">
      <style:text-properties officeooo:rsid="001ee607" officeooo:paragraph-rsid="001ee607"/>
    </style:style>
    <style:style style:name="P5" style:family="paragraph" style:parent-style-name="Text_20_body" style:list-style-name="L1">
      <style:text-properties officeooo:rsid="00268eb9" officeooo:paragraph-rsid="00268eb9"/>
    </style:style>
    <style:style style:name="T1" style:family="text">
      <style:text-properties officeooo:rsid="0016ac9b"/>
    </style:style>
    <style:style style:name="T2" style:family="text">
      <style:text-properties officeooo:rsid="00195a37"/>
    </style:style>
    <style:style style:name="T3" style:family="text">
      <style:text-properties officeooo:rsid="001b9f0a"/>
    </style:style>
    <style:style style:name="T4" style:family="text">
      <style:text-properties officeooo:rsid="001f657e"/>
    </style:style>
    <style:style style:name="T5" style:family="text">
      <style:text-properties officeooo:rsid="0020b82c"/>
    </style:style>
    <style:style style:name="T6" style:family="text">
      <style:text-properties officeooo:rsid="0021b1b7"/>
    </style:style>
    <style:style style:name="T7" style:family="text">
      <style:text-properties officeooo:rsid="0024a89b"/>
    </style:style>
    <style:style style:name="T8" style:family="text">
      <style:text-properties officeooo:rsid="00272ad8"/>
    </style:style>
    <style:style style:name="T9" style:family="text">
      <style:text-properties officeooo:rsid="00283294"/>
    </style:style>
    <style:style style:name="T10" style:family="text">
      <style:text-properties officeooo:rsid="0029cdfd"/>
    </style:style>
    <style:style style:name="T11" style:family="text">
      <style:text-properties officeooo:rsid="002b9e98"/>
    </style:style>
    <style:style style:name="T12" style:family="text">
      <style:text-properties officeooo:rsid="00311ca7"/>
    </style:style>
    <style:style style:name="T13" style:family="text">
      <style:text-properties officeooo:rsid="00314dca"/>
    </style:style>
    <style:style style:name="T14" style:family="text">
      <style:text-properties officeooo:rsid="0031d6e2"/>
    </style:style>
    <style:style style:name="T15" style:family="text">
      <style:text-properties officeooo:rsid="0035ee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15:14-21</text:h>
      <text:h text:style-name="Heading_20_2" text:outline-level="2"><text:bookmark text:name="en-GNT-31351"/>Paul's Reason for Writing So Boldly</text:h>
      <text:list xml:id="list4164524423" text:style-name="L1">
        <text:list-item>
          <text:p text:style-name="P1">My friends: I myself feel sure that you are full of goodness, that you have all knowledge, and that you are able to teach one another. <text:bookmark text:name="en-GNT-31352"/>But in this letter I have been quite bold about certain subjects of which I have reminded you. I have been bold because of the privilege God has given me <text:bookmark text:name="en-GNT-31353"/>of being a servant of Christ Jesus to work for the Gentiles. I serve like a priest in preaching the Good News from God, in order that the Gentiles may be an offering acceptable to God, dedicated to him by the Holy Spirit. <text:bookmark text:name="en-GNT-31354"/>In union with Christ Jesus, then, I can be proud of my service for God. <text:bookmark text:name="en-GNT-31355"/>I will be bold and speak only about what Christ has done through me to lead the Gentiles to obey God. He has done this by means of words and deeds, <text:bookmark text:name="en-GNT-31356"/>by the power of miracles and wonders, and by the power of the Spirit of God. And so, in traveling all the way from Jerusalem to Illyricum, I have proclaimed fully the Good News about Christ. <text:bookmark text:name="en-GNT-31357"/>My ambition has always been to proclaim the Good News in places where Christ has not been heard of, so as not to build on a foundation laid by someone else.<text:bookmark text:name="en-GNT-31358"/> As the scripture says, “Those who were not told about him will see, and those who have not heard will understand.”</text:p>
        </text:list-item>
        <text:list-item>
          <text:p text:style-name="P2">Paul is now concluding his <text:span text:style-name="T8">letter</text:span>. <text:span text:style-name="T1">F</text:span>irstly he states how he is sure of the <text:span text:style-name="T9">capabilities of </text:span>Gentiles in Romans; <text:span text:style-name="T1">they are full of goodness, they’ve knowledge and are able to teach one another. </text:span><text:span text:style-name="T2">This is also true </text:span><text:span text:style-name="T10">of</text:span><text:span text:style-name="T2"> us, we’ve the same capabilities </text:span><text:span text:style-name="T11">and we should exercise them always.</text:span></text:p>
        </text:list-item>
        <text:list-item>
          <text:p text:style-name="P3">Paul boldly emphasized the message of Gentiles being an offering acceptable to God, and them dedicated to God by the Holy Spirit. He wants the Gentiles to partake in the life with Jesus Christ as their saviour, <text:span text:style-name="T3">this is achieved by faith in Jesus Christ.</text:span></text:p>
        </text:list-item>
        <text:list-item>
          <text:p text:style-name="P4">In these verses Paul <text:span text:style-name="T12">also</text:span> speaks of how God enabled him to carry the good news about Jesus <text:span text:style-name="T13">Christ</text:span> <text:span text:style-name="T5">to the Gentiles</text:span> <text:span text:style-name="T5">as </text:span><text:span text:style-name="T14">a </text:span><text:span text:style-name="T5">priest </text:span>with boldness, in words and <text:span text:style-name="T5">i</text:span><text:span text:style-name="T6">n </text:span>deeds. <text:span text:style-name="T4">He was able to perform wonders and miracles by the power of the Spirit of God. </text:span><text:span text:style-name="T7">Paul’s ambition was to preach to those who had not heard the word, for the scriptures says “Those who were not told about him will see, and those who have not heard will understand.” </text:span><text:span text:style-name="T15">The message has now been passed down to us and we now also live life as those who belong to God, Christ being our saviour.</text:span></text:p>
        </text:list-item>
        <text:list-item>
          <text:p text:style-name="P5">All this being said, we need to praise God for his love for us and his greatness, God’s power was seen through all that Paul did. Glory to God, now and forever.</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0T07:07:14.765130525</meta:creation-date>
    <dc:date>2021-09-10T07:44:21.453651498</dc:date>
    <meta:editing-duration>PT26M3S</meta:editing-duration>
    <meta:editing-cycles>24</meta:editing-cycles>
    <meta:generator>LibreOffice/6.4.7.2$Linux_X86_64 LibreOffice_project/40$Build-2</meta:generator>
    <meta:document-statistic meta:table-count="0" meta:image-count="0" meta:object-count="0" meta:page-count="1" meta:paragraph-count="7" meta:word-count="480" meta:character-count="2488" meta:non-whitespace-character-count="2020"/>
  </office:meta>
</office:document-meta>
</file>